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'Segoe UI Symbol', 'Segoe UI Emoji', 'Apple Color Emoji', Roboto, Helvetica, Arial, sans-serif"/>
  </office:font-face-decls>
  <office:automatic-styles>
    <style:style style:name="P1" style:family="paragraph" style:parent-style-name="Standard">
      <style:text-properties officeooo:rsid="0011ce81" officeooo:paragraph-rsid="0011ce81"/>
    </style:style>
    <style:style style:name="P2" style:family="paragraph" style:parent-style-name="Standard">
      <style:text-properties officeooo:paragraph-rsid="0011ce81"/>
    </style:style>
    <style:style style:name="T1" style:family="text">
      <style:text-properties officeooo:rsid="0011ce81"/>
    </style:style>
    <style:style style:name="T2" style:family="text">
      <style:text-properties fo:font-variant="normal" fo:text-transform="none" style:font-name="Liberation Serif" fo:font-size="12pt" fo:font-style="normal"/>
    </style:style>
    <style:style style:name="T3" style:family="text">
      <style:text-properties fo:font-variant="normal" fo:text-transform="none" style:font-name="Liberation Serif" fo:font-size="12pt" fo:font-style="normal" officeooo:rsid="0011ce81"/>
    </style:style>
    <style:style style:name="T4" style:family="text">
      <style:text-properties fo:font-variant="normal" fo:text-transform="none" fo:color="#303030" loext:opacity="100%" style:font-name="Liberation Serif" fo:font-size="12pt" fo:letter-spacing="normal" fo:font-style="normal" fo:font-weight="bold" officeooo:rsid="0011ce81"/>
    </style:style>
    <style:style style:name="T5" style:family="text">
      <style:text-properties fo:font-variant="normal" fo:text-transform="none" fo:color="#303030" loext:opacity="100%" style:font-name="Liberation Serif" fo:font-size="12pt" fo:letter-spacing="normal" fo:font-style="normal" fo:font-weight="bold" officeooo:rsid="0011ce81" style:font-weight-asian="normal" style:font-weight-complex="normal"/>
    </style:style>
    <style:style style:name="T6" style:family="text">
      <style:text-properties fo:font-variant="normal" fo:text-transform="none" fo:color="#303030" loext:opacity="100%" style:font-name="Liberation Serif" fo:font-size="12pt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303030" loext:opacity="100%" style:font-name="Liberation Serif" fo:font-size="12pt" fo:letter-spacing="normal" fo:font-style="normal" fo:font-weight="normal" officeooo:rsid="0011ce81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am H2</text:p>
      <text:p text:style-name="P1">Member1: Jie Feng Chai</text:p>
      <text:p text:style-name="P2"><text:span text:style-name="T1">GTID: </text:span><text:span text:style-name="T2">903842323</text:span></text:p>
      <text:p text:style-name="P1">gt email: jchai41</text:p>
      <text:p text:style-name="P1"/>
      <text:p text:style-name="P1">Member2: Man Kong Sit</text:p>
      <text:p text:style-name="P2"><text:span text:style-name="T1">GTID: </text:span><text:span text:style-name="T2">90376015</text:span><text:span text:style-name="T3">8</text:span></text:p>
      <text:p text:style-name="P1"><text:span text:style-name="T2">gt email: msit6</text:span></text:p>
      <text:p text:style-name="P1"><text:span text:style-name="T2"/></text:p>
      <text:p text:style-name="P1"><text:span text:style-name="T2">Paper 1</text:span></text:p>
      <text:p text:style-name="P1"><text:span text:style-name="T2">ID: 2</text:span></text:p>
      <text:p text:style-name="P2"><text:span text:style-name="T3">Title: </text:span><text:span text:style-name="T2">SurvTRACE: Transformers for Survival Analysis with Competing Events</text:span></text:p>
      <text:p text:style-name="P1"><text:span text:style-name="T2">Author: Zifeng Wang</text:span></text:p>
      <text:p text:style-name="P1"><text:span text:style-name="T2"/></text:p>
      <text:p text:style-name="P1"><text:span text:style-name="T2">Paper 2</text:span></text:p>
      <text:p text:style-name="P1"><text:span text:style-name="T2">ID: 94</text:span></text:p>
      <text:p text:style-name="P1"><text:span text:style-name="T2">Title:</text:span><text:span text:style-name="T6"> Learning of Cluster-based Feature Importance for Electronic Health Record Time-series</text:span></text:p>
      <text:p text:style-name="P1"><text:span text:style-name="T6">Author: Henrique Aguiar, Mauro Santos, Peter Watkinson, Tingting Zhu</text:span></text:p>
      <text:p text:style-name="P1"><text:span text:style-name="T2"/></text:p>
      <text:p text:style-name="P1"><text:span text:style-name="T2">Paper 3</text:span></text:p>
      <text:p text:style-name="P1"><text:span text:style-name="T2">ID: 127</text:span></text:p>
      <text:p text:style-name="P2"><text:span text:style-name="T3">Title: Unified Auto Clinical Scoring (Uni-ACS) with Interpretable ML models</text:span></text:p>
      <text:p text:style-name="P2"><text:span text:style-name="T3">Author: Anthony Li, Ming Lun Ong, Chien Wei Oei, Weixiang Lian, Hwee Pin Phua, Lin Htun Htet, Wei Yen Lim, Mehul Motani</text:span></text:p>
      <text:p text:style-name="P2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'Segoe UI Symbol', 'Segoe UI Emoji', 'Apple Color Emoji', Roboto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4T17:06:29.182071623</meta:creation-date>
    <dc:date>2023-09-24T17:16:00.440051965</dc:date>
    <meta:editing-duration>PT9M31S</meta:editing-duration>
    <meta:editing-cycles>1</meta:editing-cycles>
    <meta:document-statistic meta:table-count="0" meta:image-count="0" meta:object-count="0" meta:page-count="1" meta:paragraph-count="19" meta:word-count="96" meta:character-count="598" meta:non-whitespace-character-count="521"/>
    <meta:generator>LibreOffice/7.3.7.2$Linux_X86_64 LibreOffice_project/30$Build-2</meta:generator>
  </office:meta>
</office:document-meta>
</file>